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F0" style:family="paragraph">
      <style:paragraph-properties fo:break-before="page" style:page-number="0"/>
    </style:style>
    <style:style style:name="P2" style:parent-style-name="Normal" style:master-page-name="MP1" style:family="paragraph">
      <style:paragraph-properties fo:break-before="page" style:page-number="0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4" style:parent-style-name="Heading1" style:family="paragraph">
      <style:paragraph-properties fo:break-before="page"/>
    </style:style>
    <style:style style:name="P5" style:parent-style-name="Heading1" style:family="paragraph">
      <style:paragraph-properties fo:break-before="page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reak-before="page"/>
    </style:style>
  </office:automatic-styles>
  <office:body>
    <office:text text:use-soft-page-breaks="true">
      <text:p text:style-name="P1">Concept Ontwerpverslag</text:p>
      <text:p text:style-name="P2"/>
      <text:p text:style-name="TOCHeading">Inhoudsopgav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90881087" office:target-frame-name="_top" xlink:show="replace"><text:span text:style-name="Hyperlink">Samenvatting</text:span><text:tab/>3</text:a></text:p>
        </text:index-body>
      </text:table-of-content>
      <text:p text:style-name="Normal"/>
      <text:p text:style-name="Normal"/>
      <text:h text:style-name="P4" text:outline-level="1"><text:bookmark-start text:name="_Toc190881087"/><text:soft-page-break/>Samenvatting<text:bookmark-end text:name="_Toc190881087"/></text:h>
      <text:soft-page-break/>
      <text:h text:style-name="P5" text:outline-level="1">Inleiding</text:h>
      <text:p text:style-name="P6"/>
      <text:soft-page-break/>
      <text:h text:style-name="Heading1" text:outline-level="1">Pakket van Eisen</text:h>
      <text:p text:style-name="P7"/>
      <text:soft-page-break/>
      <text:h text:style-name="Heading1" text:outline-level="1">Functies</text:h>
      <text:p text:style-name="P8"/>
      <text:soft-page-break/>
      <text:h text:style-name="Heading1" text:outline-level="1">Functievervullers</text:h>
      <text:p text:style-name="P9"/>
      <text:soft-page-break/>
      <text:h text:style-name="Heading1" text:outline-level="1">Concepten</text:h>
      <text:p text:style-name="P10"/>
      <text:soft-page-break/>
      <text:h text:style-name="Heading1" text:outline-level="1">Conceptkeuze</text:h>
      <text:p text:style-name="P11"/>
      <text:soft-page-break/>
      <text:h text:style-name="Heading1" text:outline-level="1">Reflectie conceptkeuze</text:h>
      <text:p text:style-name="P12"/>
      <text:soft-page-break/>
      <text:h text:style-name="Heading1" text:outline-level="1">Conclusi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text-align="center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>
      <style:footer>
        <text:p text:style-name="Footer"><text:page-number text:fixed="false">2</text:page-number></text:p>
        <text:p text:style-name="Footer"/>
      </style:footer>
    </style:master-page>
    <style:master-page style:name="MP1" style:page-layout-name="PL1">
      <style:footer>
        <text:p text:style-name="Footer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mairo Martinus (20072716)</meta:initial-creator>
    <dc:creator>Yamairo Martinus (20072716)</dc:creator>
    <meta:creation-date>2025-02-19T17:09:00Z</meta:creation-date>
    <dc:date>2025-02-19T17:20:00Z</dc:date>
    <meta:template xlink:href="Normal" xlink:type="simple"/>
    <meta:editing-cycles>1</meta:editing-cycles>
    <meta:editing-duration>PT660S</meta:editing-duration>
    <meta:document-statistic meta:page-count="11" meta:paragraph-count="1" meta:word-count="42" meta:character-count="287" meta:row-count="2" meta:non-whitespace-character-count="246"/>
  </office:meta>
</office:document-meta>
</file>